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79000005DCFA160D57.png"/>
  <manifest:file-entry manifest:media-type="image/png" manifest:full-path="Pictures/100002010000040100000297347CFBF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4" style:family="graphic" style:parent-style-name="standard">
      <style:graphic-properties draw:marker-end="Arrowheads_20_1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993333"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11" style:family="graphic" style:parent-style-name="standard">
      <style:graphic-properties draw:stroke="solid" draw:stroke-dash="Ultrafine_20_Dashed" draw:marker-end="Arrowheads_20_1" draw:marker-end-width="0.3cm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5cm" fo:min-width="1.375cm"/>
    </style:style>
    <style:style style:name="gr13" style:family="graphic" style:parent-style-name="standard">
      <style:graphic-properties draw:stroke="solid" svg:stroke-width="0.051cm" svg:stroke-color="#2300dc" draw:marker-start-width="0.276cm" draw:marker-end="Arrowheads_20_2" draw:marker-end-width="0.376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051cm" svg:stroke-color="#2300dc" draw:marker-start-width="0.276cm" draw:marker-end="Arrowheads_20_1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2300dc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svg:stroke-color="#2300dc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8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0pt" fo:font-style="italic"/>
    </style:style>
    <style:style style:name="P6" style:family="paragraph">
      <style:paragraph-properties fo:margin-left="0cm" fo:margin-right="0cm" fo:text-indent="0cm"/>
      <style:text-properties fo:font-size="8pt"/>
    </style:style>
    <style:style style:name="T1" style:family="text">
      <style:text-properties fo:font-size="8pt"/>
    </style:style>
    <style:style style:name="T2" style:family="text">
      <style:text-properties fo:font-family="Arial" style:font-family-generic="swiss" style:font-pitch="variable" fo:font-size="10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.615cm" svg:height="0.895cm" svg:x="0.191cm" svg:y="4.027cm">
          <draw:text-box>
            <text:p text:style-name="P1"><text:span text:style-name="T1">storage</text:span></text:p>
            <text:p text:style-name="P1"><text:span text:style-name="T1">manager</text:span></text:p>
          </draw:text-box>
        </draw:frame>
        <draw:frame draw:style-name="gr1" draw:text-style-name="P2" draw:layer="layout" svg:width="1.857cm" svg:height="1.217cm" svg:x="0.191cm" svg:y="1.474cm">
          <draw:text-box>
            <text:p text:style-name="P1"><text:span text:style-name="T1">application</text:span></text:p>
            <text:p text:style-name="P1"><text:span text:style-name="T1">data units</text:span></text:p>
            <text:p text:style-name="P1"><text:span text:style-name="T1">(ADUs)</text:span></text:p>
          </draw:text-box>
        </draw:frame>
        <draw:frame draw:style-name="gr1" draw:text-style-name="P2" draw:layer="layout" svg:width="2.06cm" svg:height="0.573cm" svg:x="0.191cm" svg:y="0.752cm">
          <draw:text-box>
            <text:p text:style-name="P1"><text:span text:style-name="T1">sensor node</text:span></text:p>
          </draw:text-box>
        </draw:frame>
        <draw:frame draw:style-name="gr1" draw:text-style-name="P2" draw:layer="layout" svg:width="2.03cm" svg:height="0.895cm" svg:x="0.191cm" svg:y="2.708cm">
          <draw:text-box>
            <text:p text:style-name="P1"><text:span text:style-name="T1">prioritization</text:span></text:p>
            <text:p text:style-name="P1"><text:span text:style-name="T1">function</text:span></text:p>
          </draw:text-box>
        </draw:frame>
        <draw:frame draw:style-name="gr2" draw:text-style-name="P3" draw:layer="layout" svg:width="2.714cm" svg:height="2.464cm" svg:x="4.227cm" svg:y="13.258cm">
          <draw:image xlink:href="Pictures/1000000000000679000005DCFA160D57.png" xlink:type="simple" xlink:show="embed" xlink:actuate="onLoad">
            <text:p text:style-name="P1"/>
          </draw:image>
        </draw:frame>
        <draw:frame draw:style-name="gr2" draw:text-style-name="P3" draw:id="id4" draw:layer="layout" svg:width="1.589cm" svg:height="1.438cm" svg:x="0.263cm" svg:y="7.896cm">
          <draw:image xlink:href="Pictures/1000000000000679000005DCFA160D57.png" xlink:type="simple" xlink:show="embed" xlink:actuate="onLoad">
            <text:p text:style-name="P1"/>
          </draw:image>
        </draw:frame>
        <draw:frame draw:style-name="gr1" draw:text-style-name="P2" draw:layer="layout" svg:width="2.034cm" svg:height="0.573cm" svg:x="0cm" svg:y="9.26cm">
          <draw:text-box>
            <text:p text:style-name="P1"><text:span text:style-name="T1">base station</text:span></text:p>
          </draw:text-box>
        </draw:frame>
        <draw:custom-shape draw:style-name="gr3" draw:text-style-name="P3" draw:id="id1" draw:layer="layout" svg:width="0.669cm" svg:height="0.505cm" svg:x="2.468cm" svg:y="8.363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" draw:text-style-name="P3" draw:id="id2" draw:layer="layout" svg:width="0.669cm" svg:height="0.505cm" svg:x="3.806cm" svg:y="8.363cm">
          <text:p text:style-name="P1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3" draw:layer="layout" svg:x1="3.137cm" svg:y1="8.615cm" svg:x2="3.806cm" svg:y2="8.615cm" draw:start-shape="id1" draw:start-glue-point="10" draw:end-shape="id2" draw:end-glue-point="6">
          <text:p text:style-name="P1"/>
        </draw:connector>
        <draw:frame draw:style-name="gr1" draw:text-style-name="P2" draw:layer="layout" svg:width="2.382cm" svg:height="0.573cm" svg:x="2.187cm" svg:y="8.963cm">
          <draw:text-box>
            <text:p text:style-name="P1"><text:span text:style-name="T1">policy modules</text:span></text:p>
          </draw:text-box>
        </draw:frame>
        <draw:custom-shape draw:style-name="gr5" draw:text-style-name="P3" draw:id="id8" draw:layer="layout" svg:width="0.98cm" svg:height="1.055cm" svg:x="5.34cm" svg:y="8.088cm">
          <text:p text:style-name="P1"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" draw:text-style-name="P2" draw:layer="layout" svg:width="1.709cm" svg:height="0.895cm" svg:x="5.062cm" svg:y="9.146cm">
          <draw:text-box>
            <text:p text:style-name="P1"><text:span text:style-name="T1">download</text:span></text:p>
            <text:p text:style-name="P1"><text:span text:style-name="T1">manager</text:span></text:p>
          </draw:text-box>
        </draw:frame>
        <draw:g draw:id="id3">
          <draw:frame draw:style-name="gr2" draw:text-style-name="P3" draw:layer="layout" svg:width="1.33cm" svg:height="0.9cm" svg:x="2.139cm" svg:y="0.523cm">
            <draw:image xlink:href="Pictures/100002010000040100000297347CFBF3.png" xlink:type="simple" xlink:show="embed" xlink:actuate="onLoad">
              <text:p text:style-name="P1"/>
            </draw:image>
            <draw:glue-point draw:id="4" svg:x="-3.694cm" svg:y="-2.985cm"/>
            <draw:glue-point draw:id="5" svg:x="4.042cm" svg:y="-4.786cm"/>
            <draw:glue-point draw:id="6" svg:x="2.302cm" svg:y="2.385cm"/>
            <draw:glue-point draw:id="7" svg:x="-2.343cm" svg:y="4.17cm"/>
          </draw:frame>
          <draw:custom-shape draw:style-name="gr6" draw:text-style-name="P3" draw:layer="layout" svg:width="0.909cm" svg:height="1.072cm" svg:x="2.393cm" svg:y="4.02cm">
            <draw:glue-point draw:id="8" svg:x="3.355cm" svg:y="-4.794cm"/>
            <draw:glue-point draw:id="9" svg:x="-2.464cm" svg:y="-4.794cm"/>
            <text:p text:style-name="P1"/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g>
            <draw:custom-shape draw:style-name="gr7" draw:text-style-name="P3" draw:layer="layout" svg:width="0.149cm" svg:height="0.149cm" svg:x="2.486cm" svg:y="4.336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3" draw:layer="layout" svg:width="0.149cm" svg:height="0.149cm" svg:x="2.687cm" svg:y="4.337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3" draw:layer="layout" svg:width="0.149cm" svg:height="0.149cm" svg:x="2.886cm" svg:y="4.336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" draw:text-style-name="P3" draw:layer="layout" svg:width="0.149cm" svg:height="0.149cm" svg:x="2.487cm" svg:y="4.536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3" draw:layer="layout" svg:width="0.149cm" svg:height="0.149cm" svg:x="2.688cm" svg:y="4.537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3" draw:layer="layout" svg:width="0.149cm" svg:height="0.149cm" svg:x="2.887cm" svg:y="4.536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" draw:text-style-name="P3" draw:layer="layout" svg:width="0.149cm" svg:height="0.149cm" svg:x="2.488cm" svg:y="4.736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3" draw:layer="layout" svg:width="0.149cm" svg:height="0.149cm" svg:x="2.689cm" svg:y="4.737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3" draw:layer="layout" svg:width="0.149cm" svg:height="0.149cm" svg:x="2.216cm" svg:y="2.018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3" draw:layer="layout" svg:width="0.149cm" svg:height="0.149cm" svg:x="2.417cm" svg:y="2.019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3" draw:layer="layout" svg:width="0.149cm" svg:height="0.149cm" svg:x="2.616cm" svg:y="2.018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3" draw:layer="layout" svg:width="0.149cm" svg:height="0.149cm" svg:x="2.817cm" svg:y="2.019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3" draw:layer="layout" svg:width="0.149cm" svg:height="0.149cm" svg:x="3.016cm" svg:y="2.018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3" draw:layer="layout" svg:width="0.149cm" svg:height="0.149cm" svg:x="3.217cm" svg:y="2.019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9" draw:text-style-name="P5" draw:layer="layout" svg:width="0.46cm" svg:height="0.476cm" svg:x="2.641cm" svg:y="2.874cm">
            <text:p text:style-name="P4"><text:span text:style-name="T2">f</text:span></text:p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2.878cm" svg:y1="3.346cm" svg:x2="2.878cm" svg:y2="4.015cm">
            <text:p text:style-name="P1"/>
          </draw:line>
          <draw:line draw:style-name="gr4" draw:text-style-name="P3" draw:layer="layout" svg:x1="2.893cm" svg:y1="2.191cm" svg:x2="2.893cm" svg:y2="2.871cm">
            <text:p text:style-name="P1"/>
          </draw:line>
          <draw:line draw:style-name="gr4" draw:text-style-name="P3" draw:layer="layout" svg:x1="2.893cm" svg:y1="1.329cm" svg:x2="2.893cm" svg:y2="2.009cm">
            <text:p text:style-name="P1"/>
          </draw:line>
          <draw:frame draw:style-name="gr2" draw:text-style-name="P3" draw:layer="layout" svg:width="1.33cm" svg:height="0.9cm" svg:x="2.139cm" svg:y="0.524cm">
            <draw:image xlink:href="Pictures/100002010000040100000297347CFBF3.png" xlink:type="simple" xlink:show="embed" xlink:actuate="onLoad">
              <text:p text:style-name="P1"/>
            </draw:image>
            <draw:glue-point draw:id="4" svg:x="-3.694cm" svg:y="-2.985cm"/>
            <draw:glue-point draw:id="5" svg:x="4.042cm" svg:y="-4.786cm"/>
            <draw:glue-point draw:id="6" svg:x="2.302cm" svg:y="2.385cm"/>
            <draw:glue-point draw:id="7" svg:x="-2.343cm" svg:y="4.17cm"/>
          </draw:frame>
          <draw:custom-shape draw:style-name="gr6" draw:text-style-name="P3" draw:layer="layout" svg:width="0.909cm" svg:height="1.072cm" svg:x="2.393cm" svg:y="4.021cm">
            <draw:glue-point draw:id="8" svg:x="3.355cm" svg:y="-4.794cm"/>
            <draw:glue-point draw:id="9" svg:x="-2.464cm" svg:y="-4.794cm"/>
            <text:p text:style-name="P1"/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g>
            <draw:custom-shape draw:style-name="gr7" draw:text-style-name="P3" draw:layer="layout" svg:width="0.149cm" svg:height="0.149cm" svg:x="2.486cm" svg:y="4.337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3" draw:layer="layout" svg:width="0.149cm" svg:height="0.149cm" svg:x="2.687cm" svg:y="4.338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3" draw:layer="layout" svg:width="0.149cm" svg:height="0.149cm" svg:x="2.886cm" svg:y="4.337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" draw:text-style-name="P3" draw:layer="layout" svg:width="0.149cm" svg:height="0.149cm" svg:x="2.487cm" svg:y="4.537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3" draw:layer="layout" svg:width="0.149cm" svg:height="0.149cm" svg:x="2.688cm" svg:y="4.538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3" draw:layer="layout" svg:width="0.149cm" svg:height="0.149cm" svg:x="2.887cm" svg:y="4.537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" draw:text-style-name="P3" draw:layer="layout" svg:width="0.149cm" svg:height="0.149cm" svg:x="2.488cm" svg:y="4.737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3" draw:layer="layout" svg:width="0.149cm" svg:height="0.149cm" svg:x="2.689cm" svg:y="4.738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0" draw:text-style-name="P5" draw:layer="layout" svg:width="0.46cm" svg:height="0.476cm" svg:x="2.641cm" svg:y="2.875cm">
            <text:p text:style-name="P4"><text:span text:style-name="T2">f</text:span></text:p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2.878cm" svg:y1="3.347cm" svg:x2="2.878cm" svg:y2="4.016cm">
            <text:p text:style-name="P1"/>
          </draw:line>
          <draw:line draw:style-name="gr4" draw:text-style-name="P3" draw:layer="layout" svg:x1="2.893cm" svg:y1="2.192cm" svg:x2="2.893cm" svg:y2="2.872cm">
            <text:p text:style-name="P1"/>
          </draw:line>
          <draw:line draw:style-name="gr4" draw:text-style-name="P3" draw:layer="layout" svg:x1="2.893cm" svg:y1="1.33cm" svg:x2="2.893cm" svg:y2="2.01cm">
            <text:p text:style-name="P1"/>
          </draw:line>
        </draw:g>
        <draw:g draw:id="id5">
          <draw:frame draw:style-name="gr2" draw:text-style-name="P3" draw:layer="layout" svg:width="1.33cm" svg:height="0.9cm" svg:x="4.012cm" svg:y="0.523cm">
            <draw:image xlink:href="Pictures/100002010000040100000297347CFBF3.png" xlink:type="simple" xlink:show="embed" xlink:actuate="onLoad">
              <text:p text:style-name="P1"/>
            </draw:image>
            <draw:glue-point draw:id="4" svg:x="-3.694cm" svg:y="-2.985cm"/>
            <draw:glue-point draw:id="5" svg:x="4.042cm" svg:y="-4.786cm"/>
            <draw:glue-point draw:id="6" svg:x="2.302cm" svg:y="2.385cm"/>
            <draw:glue-point draw:id="7" svg:x="-2.343cm" svg:y="4.17cm"/>
          </draw:frame>
          <draw:custom-shape draw:style-name="gr6" draw:text-style-name="P3" draw:layer="layout" svg:width="0.909cm" svg:height="1.072cm" svg:x="4.266cm" svg:y="4.02cm">
            <draw:glue-point draw:id="8" svg:x="3.355cm" svg:y="-4.794cm"/>
            <draw:glue-point draw:id="9" svg:x="-2.464cm" svg:y="-4.794cm"/>
            <text:p text:style-name="P1"/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g>
            <draw:custom-shape draw:style-name="gr7" draw:text-style-name="P3" draw:layer="layout" svg:width="0.149cm" svg:height="0.149cm" svg:x="4.359cm" svg:y="4.336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3" draw:layer="layout" svg:width="0.149cm" svg:height="0.149cm" svg:x="4.56cm" svg:y="4.337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3" draw:layer="layout" svg:width="0.149cm" svg:height="0.149cm" svg:x="4.759cm" svg:y="4.336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" draw:text-style-name="P3" draw:layer="layout" svg:width="0.149cm" svg:height="0.149cm" svg:x="4.36cm" svg:y="4.536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3" draw:layer="layout" svg:width="0.149cm" svg:height="0.149cm" svg:x="4.561cm" svg:y="4.537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3" draw:layer="layout" svg:width="0.149cm" svg:height="0.149cm" svg:x="4.76cm" svg:y="4.536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" draw:text-style-name="P3" draw:layer="layout" svg:width="0.149cm" svg:height="0.149cm" svg:x="4.361cm" svg:y="4.736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3" draw:layer="layout" svg:width="0.149cm" svg:height="0.149cm" svg:x="4.562cm" svg:y="4.737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3" draw:layer="layout" svg:width="0.149cm" svg:height="0.149cm" svg:x="4.089cm" svg:y="2.018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3" draw:layer="layout" svg:width="0.149cm" svg:height="0.149cm" svg:x="4.29cm" svg:y="2.019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3" draw:layer="layout" svg:width="0.149cm" svg:height="0.149cm" svg:x="4.489cm" svg:y="2.018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3" draw:layer="layout" svg:width="0.149cm" svg:height="0.149cm" svg:x="4.69cm" svg:y="2.019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3" draw:layer="layout" svg:width="0.149cm" svg:height="0.149cm" svg:x="4.889cm" svg:y="2.018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3" draw:layer="layout" svg:width="0.149cm" svg:height="0.149cm" svg:x="5.09cm" svg:y="2.019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9" draw:text-style-name="P5" draw:layer="layout" svg:width="0.46cm" svg:height="0.476cm" svg:x="4.514cm" svg:y="2.874cm">
            <text:p text:style-name="P4"><text:span text:style-name="T2">f</text:span></text:p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4.751cm" svg:y1="3.346cm" svg:x2="4.751cm" svg:y2="4.015cm">
            <text:p text:style-name="P1"/>
          </draw:line>
          <draw:line draw:style-name="gr4" draw:text-style-name="P3" draw:layer="layout" svg:x1="4.766cm" svg:y1="2.191cm" svg:x2="4.766cm" svg:y2="2.871cm">
            <text:p text:style-name="P1"/>
          </draw:line>
          <draw:line draw:style-name="gr4" draw:text-style-name="P3" draw:layer="layout" svg:x1="4.766cm" svg:y1="1.329cm" svg:x2="4.766cm" svg:y2="2.009cm">
            <text:p text:style-name="P1"/>
          </draw:line>
          <draw:frame draw:style-name="gr2" draw:text-style-name="P3" draw:layer="layout" svg:width="1.33cm" svg:height="0.9cm" svg:x="4.012cm" svg:y="0.524cm">
            <draw:image xlink:href="Pictures/100002010000040100000297347CFBF3.png" xlink:type="simple" xlink:show="embed" xlink:actuate="onLoad">
              <text:p text:style-name="P1"/>
            </draw:image>
            <draw:glue-point draw:id="4" svg:x="-3.694cm" svg:y="-2.985cm"/>
            <draw:glue-point draw:id="5" svg:x="4.042cm" svg:y="-4.786cm"/>
            <draw:glue-point draw:id="6" svg:x="2.302cm" svg:y="2.385cm"/>
            <draw:glue-point draw:id="7" svg:x="-2.343cm" svg:y="4.17cm"/>
          </draw:frame>
          <draw:custom-shape draw:style-name="gr6" draw:text-style-name="P3" draw:layer="layout" svg:width="0.909cm" svg:height="1.072cm" svg:x="4.266cm" svg:y="4.021cm">
            <draw:glue-point draw:id="8" svg:x="3.355cm" svg:y="-4.794cm"/>
            <draw:glue-point draw:id="9" svg:x="-2.464cm" svg:y="-4.794cm"/>
            <text:p text:style-name="P1"/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g>
            <draw:custom-shape draw:style-name="gr7" draw:text-style-name="P3" draw:layer="layout" svg:width="0.149cm" svg:height="0.149cm" svg:x="4.359cm" svg:y="4.337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3" draw:layer="layout" svg:width="0.149cm" svg:height="0.149cm" svg:x="4.56cm" svg:y="4.338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3" draw:layer="layout" svg:width="0.149cm" svg:height="0.149cm" svg:x="4.759cm" svg:y="4.337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" draw:text-style-name="P3" draw:layer="layout" svg:width="0.149cm" svg:height="0.149cm" svg:x="4.36cm" svg:y="4.537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3" draw:layer="layout" svg:width="0.149cm" svg:height="0.149cm" svg:x="4.561cm" svg:y="4.538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3" draw:layer="layout" svg:width="0.149cm" svg:height="0.149cm" svg:x="4.76cm" svg:y="4.537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" draw:text-style-name="P3" draw:layer="layout" svg:width="0.149cm" svg:height="0.149cm" svg:x="4.361cm" svg:y="4.737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3" draw:layer="layout" svg:width="0.149cm" svg:height="0.149cm" svg:x="4.562cm" svg:y="4.738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0" draw:text-style-name="P5" draw:layer="layout" svg:width="0.46cm" svg:height="0.476cm" svg:x="4.514cm" svg:y="2.875cm">
            <text:p text:style-name="P4"><text:span text:style-name="T2">f</text:span></text:p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4.751cm" svg:y1="3.347cm" svg:x2="4.751cm" svg:y2="4.016cm">
            <text:p text:style-name="P1"/>
          </draw:line>
          <draw:line draw:style-name="gr4" draw:text-style-name="P3" draw:layer="layout" svg:x1="4.766cm" svg:y1="2.192cm" svg:x2="4.766cm" svg:y2="2.872cm">
            <text:p text:style-name="P1"/>
          </draw:line>
          <draw:line draw:style-name="gr4" draw:text-style-name="P3" draw:layer="layout" svg:x1="4.766cm" svg:y1="1.33cm" svg:x2="4.766cm" svg:y2="2.01cm">
            <text:p text:style-name="P1"/>
          </draw:line>
        </draw:g>
        <draw:g draw:id="id6">
          <draw:frame draw:style-name="gr2" draw:text-style-name="P3" draw:layer="layout" svg:width="1.33cm" svg:height="0.9cm" svg:x="5.9cm" svg:y="0.523cm">
            <draw:image xlink:href="Pictures/100002010000040100000297347CFBF3.png" xlink:type="simple" xlink:show="embed" xlink:actuate="onLoad">
              <text:p text:style-name="P1"/>
            </draw:image>
            <draw:glue-point draw:id="4" svg:x="-3.694cm" svg:y="-2.985cm"/>
            <draw:glue-point draw:id="5" svg:x="4.042cm" svg:y="-4.786cm"/>
            <draw:glue-point draw:id="6" svg:x="2.302cm" svg:y="2.385cm"/>
            <draw:glue-point draw:id="7" svg:x="-2.343cm" svg:y="4.17cm"/>
          </draw:frame>
          <draw:custom-shape draw:style-name="gr6" draw:text-style-name="P3" draw:layer="layout" svg:width="0.909cm" svg:height="1.072cm" svg:x="6.154cm" svg:y="4.02cm">
            <draw:glue-point draw:id="8" svg:x="3.355cm" svg:y="-4.794cm"/>
            <draw:glue-point draw:id="9" svg:x="-2.464cm" svg:y="-4.794cm"/>
            <text:p text:style-name="P1"/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g>
            <draw:custom-shape draw:style-name="gr7" draw:text-style-name="P3" draw:layer="layout" svg:width="0.149cm" svg:height="0.149cm" svg:x="6.247cm" svg:y="4.336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3" draw:layer="layout" svg:width="0.149cm" svg:height="0.149cm" svg:x="6.448cm" svg:y="4.337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3" draw:layer="layout" svg:width="0.149cm" svg:height="0.149cm" svg:x="6.647cm" svg:y="4.336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" draw:text-style-name="P3" draw:layer="layout" svg:width="0.149cm" svg:height="0.149cm" svg:x="6.248cm" svg:y="4.536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3" draw:layer="layout" svg:width="0.149cm" svg:height="0.149cm" svg:x="6.449cm" svg:y="4.537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3" draw:layer="layout" svg:width="0.149cm" svg:height="0.149cm" svg:x="6.648cm" svg:y="4.536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" draw:text-style-name="P3" draw:layer="layout" svg:width="0.149cm" svg:height="0.149cm" svg:x="6.249cm" svg:y="4.736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3" draw:layer="layout" svg:width="0.149cm" svg:height="0.149cm" svg:x="6.45cm" svg:y="4.737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3" draw:layer="layout" svg:width="0.149cm" svg:height="0.149cm" svg:x="5.977cm" svg:y="2.018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3" draw:layer="layout" svg:width="0.149cm" svg:height="0.149cm" svg:x="6.178cm" svg:y="2.019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3" draw:layer="layout" svg:width="0.149cm" svg:height="0.149cm" svg:x="6.377cm" svg:y="2.018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3" draw:layer="layout" svg:width="0.149cm" svg:height="0.149cm" svg:x="6.578cm" svg:y="2.019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3" draw:layer="layout" svg:width="0.149cm" svg:height="0.149cm" svg:x="6.777cm" svg:y="2.018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3" draw:layer="layout" svg:width="0.149cm" svg:height="0.149cm" svg:x="6.978cm" svg:y="2.019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9" draw:text-style-name="P5" draw:layer="layout" svg:width="0.46cm" svg:height="0.476cm" svg:x="6.402cm" svg:y="2.874cm">
            <text:p text:style-name="P4"><text:span text:style-name="T2">f</text:span></text:p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6.639cm" svg:y1="3.346cm" svg:x2="6.639cm" svg:y2="4.015cm">
            <text:p text:style-name="P1"/>
          </draw:line>
          <draw:line draw:style-name="gr4" draw:text-style-name="P3" draw:layer="layout" svg:x1="6.654cm" svg:y1="2.191cm" svg:x2="6.654cm" svg:y2="2.871cm">
            <text:p text:style-name="P1"/>
          </draw:line>
          <draw:line draw:style-name="gr4" draw:text-style-name="P3" draw:layer="layout" svg:x1="6.654cm" svg:y1="1.329cm" svg:x2="6.654cm" svg:y2="2.009cm">
            <text:p text:style-name="P1"/>
          </draw:line>
          <draw:frame draw:style-name="gr2" draw:text-style-name="P3" draw:layer="layout" svg:width="1.33cm" svg:height="0.9cm" svg:x="5.9cm" svg:y="0.524cm">
            <draw:image xlink:href="Pictures/100002010000040100000297347CFBF3.png" xlink:type="simple" xlink:show="embed" xlink:actuate="onLoad">
              <text:p text:style-name="P1"/>
            </draw:image>
            <draw:glue-point draw:id="4" svg:x="-3.694cm" svg:y="-2.985cm"/>
            <draw:glue-point draw:id="5" svg:x="4.042cm" svg:y="-4.786cm"/>
            <draw:glue-point draw:id="6" svg:x="2.302cm" svg:y="2.385cm"/>
            <draw:glue-point draw:id="7" svg:x="-2.343cm" svg:y="4.17cm"/>
          </draw:frame>
          <draw:custom-shape draw:style-name="gr6" draw:text-style-name="P3" draw:layer="layout" svg:width="0.909cm" svg:height="1.072cm" svg:x="6.154cm" svg:y="4.021cm">
            <draw:glue-point draw:id="8" svg:x="3.355cm" svg:y="-4.794cm"/>
            <draw:glue-point draw:id="9" svg:x="-2.464cm" svg:y="-4.794cm"/>
            <text:p text:style-name="P1"/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g>
            <draw:custom-shape draw:style-name="gr7" draw:text-style-name="P3" draw:layer="layout" svg:width="0.149cm" svg:height="0.149cm" svg:x="6.247cm" svg:y="4.337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3" draw:layer="layout" svg:width="0.149cm" svg:height="0.149cm" svg:x="6.448cm" svg:y="4.338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3" draw:layer="layout" svg:width="0.149cm" svg:height="0.149cm" svg:x="6.647cm" svg:y="4.337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" draw:text-style-name="P3" draw:layer="layout" svg:width="0.149cm" svg:height="0.149cm" svg:x="6.248cm" svg:y="4.537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3" draw:layer="layout" svg:width="0.149cm" svg:height="0.149cm" svg:x="6.449cm" svg:y="4.538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3" draw:layer="layout" svg:width="0.149cm" svg:height="0.149cm" svg:x="6.648cm" svg:y="4.537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" draw:text-style-name="P3" draw:layer="layout" svg:width="0.149cm" svg:height="0.149cm" svg:x="6.249cm" svg:y="4.737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3" draw:layer="layout" svg:width="0.149cm" svg:height="0.149cm" svg:x="6.45cm" svg:y="4.738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0" draw:text-style-name="P5" draw:layer="layout" svg:width="0.46cm" svg:height="0.476cm" svg:x="6.402cm" svg:y="2.875cm">
            <text:p text:style-name="P4"><text:span text:style-name="T2">f</text:span></text:p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6.639cm" svg:y1="3.347cm" svg:x2="6.639cm" svg:y2="4.016cm">
            <text:p text:style-name="P1"/>
          </draw:line>
          <draw:line draw:style-name="gr4" draw:text-style-name="P3" draw:layer="layout" svg:x1="6.654cm" svg:y1="2.192cm" svg:x2="6.654cm" svg:y2="2.872cm">
            <text:p text:style-name="P1"/>
          </draw:line>
          <draw:line draw:style-name="gr4" draw:text-style-name="P3" draw:layer="layout" svg:x1="6.654cm" svg:y1="1.33cm" svg:x2="6.654cm" svg:y2="2.01cm">
            <text:p text:style-name="P1"/>
          </draw:line>
        </draw:g>
        <draw:g draw:id="id7">
          <draw:frame draw:style-name="gr2" draw:text-style-name="P3" draw:layer="layout" svg:width="1.33cm" svg:height="0.9cm" svg:x="7.742cm" svg:y="0.523cm">
            <draw:image xlink:href="Pictures/100002010000040100000297347CFBF3.png" xlink:type="simple" xlink:show="embed" xlink:actuate="onLoad">
              <text:p text:style-name="P1"/>
            </draw:image>
            <draw:glue-point draw:id="4" svg:x="-3.694cm" svg:y="-2.985cm"/>
            <draw:glue-point draw:id="5" svg:x="4.042cm" svg:y="-4.786cm"/>
            <draw:glue-point draw:id="6" svg:x="2.302cm" svg:y="2.385cm"/>
            <draw:glue-point draw:id="7" svg:x="-2.343cm" svg:y="4.17cm"/>
          </draw:frame>
          <draw:custom-shape draw:style-name="gr6" draw:text-style-name="P3" draw:layer="layout" svg:width="0.909cm" svg:height="1.072cm" svg:x="7.996cm" svg:y="4.02cm">
            <draw:glue-point draw:id="8" svg:x="3.355cm" svg:y="-4.794cm"/>
            <draw:glue-point draw:id="9" svg:x="-2.464cm" svg:y="-4.794cm"/>
            <text:p text:style-name="P1"/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g>
            <draw:custom-shape draw:style-name="gr7" draw:text-style-name="P3" draw:layer="layout" svg:width="0.149cm" svg:height="0.149cm" svg:x="8.089cm" svg:y="4.336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3" draw:layer="layout" svg:width="0.149cm" svg:height="0.149cm" svg:x="8.29cm" svg:y="4.337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3" draw:layer="layout" svg:width="0.149cm" svg:height="0.149cm" svg:x="8.489cm" svg:y="4.336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" draw:text-style-name="P3" draw:layer="layout" svg:width="0.149cm" svg:height="0.149cm" svg:x="8.09cm" svg:y="4.536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3" draw:layer="layout" svg:width="0.149cm" svg:height="0.149cm" svg:x="8.291cm" svg:y="4.537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3" draw:layer="layout" svg:width="0.149cm" svg:height="0.149cm" svg:x="8.49cm" svg:y="4.536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" draw:text-style-name="P3" draw:layer="layout" svg:width="0.149cm" svg:height="0.149cm" svg:x="8.091cm" svg:y="4.736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3" draw:layer="layout" svg:width="0.149cm" svg:height="0.149cm" svg:x="8.292cm" svg:y="4.737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3" draw:layer="layout" svg:width="0.149cm" svg:height="0.149cm" svg:x="7.819cm" svg:y="2.018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3" draw:layer="layout" svg:width="0.149cm" svg:height="0.149cm" svg:x="8.02cm" svg:y="2.019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3" draw:layer="layout" svg:width="0.149cm" svg:height="0.149cm" svg:x="8.219cm" svg:y="2.018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3" draw:layer="layout" svg:width="0.149cm" svg:height="0.149cm" svg:x="8.42cm" svg:y="2.019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3" draw:layer="layout" svg:width="0.149cm" svg:height="0.149cm" svg:x="8.619cm" svg:y="2.018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3" draw:layer="layout" svg:width="0.149cm" svg:height="0.149cm" svg:x="8.82cm" svg:y="2.019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9" draw:text-style-name="P5" draw:layer="layout" svg:width="0.46cm" svg:height="0.476cm" svg:x="8.244cm" svg:y="2.874cm">
            <text:p text:style-name="P4"><text:span text:style-name="T2">f</text:span></text:p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8.481cm" svg:y1="3.346cm" svg:x2="8.481cm" svg:y2="4.015cm">
            <text:p text:style-name="P1"/>
          </draw:line>
          <draw:line draw:style-name="gr4" draw:text-style-name="P3" draw:layer="layout" svg:x1="8.496cm" svg:y1="2.191cm" svg:x2="8.496cm" svg:y2="2.871cm">
            <text:p text:style-name="P1"/>
          </draw:line>
          <draw:line draw:style-name="gr4" draw:text-style-name="P3" draw:layer="layout" svg:x1="8.496cm" svg:y1="1.329cm" svg:x2="8.496cm" svg:y2="2.009cm">
            <text:p text:style-name="P1"/>
          </draw:line>
          <draw:frame draw:style-name="gr2" draw:text-style-name="P3" draw:layer="layout" svg:width="1.33cm" svg:height="0.9cm" svg:x="7.742cm" svg:y="0.524cm">
            <draw:image xlink:href="Pictures/100002010000040100000297347CFBF3.png" xlink:type="simple" xlink:show="embed" xlink:actuate="onLoad">
              <text:p text:style-name="P1"/>
            </draw:image>
            <draw:glue-point draw:id="4" svg:x="-3.694cm" svg:y="-2.985cm"/>
            <draw:glue-point draw:id="5" svg:x="4.042cm" svg:y="-4.786cm"/>
            <draw:glue-point draw:id="6" svg:x="2.302cm" svg:y="2.385cm"/>
            <draw:glue-point draw:id="7" svg:x="-2.343cm" svg:y="4.17cm"/>
          </draw:frame>
          <draw:custom-shape draw:style-name="gr6" draw:text-style-name="P3" draw:layer="layout" svg:width="0.909cm" svg:height="1.072cm" svg:x="7.996cm" svg:y="4.021cm">
            <draw:glue-point draw:id="8" svg:x="3.355cm" svg:y="-4.794cm"/>
            <draw:glue-point draw:id="9" svg:x="-2.464cm" svg:y="-4.794cm"/>
            <text:p text:style-name="P1"/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g>
            <draw:custom-shape draw:style-name="gr7" draw:text-style-name="P3" draw:layer="layout" svg:width="0.149cm" svg:height="0.149cm" svg:x="8.089cm" svg:y="4.337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3" draw:layer="layout" svg:width="0.149cm" svg:height="0.149cm" svg:x="8.29cm" svg:y="4.338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3" draw:layer="layout" svg:width="0.149cm" svg:height="0.149cm" svg:x="8.489cm" svg:y="4.337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" draw:text-style-name="P3" draw:layer="layout" svg:width="0.149cm" svg:height="0.149cm" svg:x="8.09cm" svg:y="4.537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3" draw:layer="layout" svg:width="0.149cm" svg:height="0.149cm" svg:x="8.291cm" svg:y="4.538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3" draw:layer="layout" svg:width="0.149cm" svg:height="0.149cm" svg:x="8.49cm" svg:y="4.537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8" draw:text-style-name="P3" draw:layer="layout" svg:width="0.149cm" svg:height="0.149cm" svg:x="8.091cm" svg:y="4.737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3" draw:layer="layout" svg:width="0.149cm" svg:height="0.149cm" svg:x="8.292cm" svg:y="4.738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10" draw:text-style-name="P5" draw:layer="layout" svg:width="0.46cm" svg:height="0.476cm" svg:x="8.244cm" svg:y="2.875cm">
            <text:p text:style-name="P4"><text:span text:style-name="T2">f</text:span></text:p>
            <draw:enhanced-geometry svg:viewBox="0 0 21600 21600" draw:type="rectangle" draw:enhanced-path="M 0 0 L 21600 0 21600 21600 0 21600 0 0 Z N"/>
          </draw:custom-shape>
          <draw:line draw:style-name="gr4" draw:text-style-name="P3" draw:layer="layout" svg:x1="8.481cm" svg:y1="3.347cm" svg:x2="8.481cm" svg:y2="4.016cm">
            <text:p text:style-name="P1"/>
          </draw:line>
          <draw:line draw:style-name="gr4" draw:text-style-name="P3" draw:layer="layout" svg:x1="8.496cm" svg:y1="2.192cm" svg:x2="8.496cm" svg:y2="2.872cm">
            <text:p text:style-name="P1"/>
          </draw:line>
          <draw:line draw:style-name="gr4" draw:text-style-name="P3" draw:layer="layout" svg:x1="8.496cm" svg:y1="1.33cm" svg:x2="8.496cm" svg:y2="2.01cm">
            <text:p text:style-name="P1"/>
          </draw:line>
        </draw:g>
        <draw:connector draw:style-name="gr11" draw:text-style-name="P3" draw:layer="layout" draw:line-skew="0.002cm" svg:x1="2.804cm" svg:y1="5.093cm" svg:x2="1.057cm" svg:y2="7.896cm" draw:start-shape="id3" draw:start-glue-point="2" draw:end-shape="id4" draw:end-glue-point="0">
          <text:p text:style-name="P1"/>
        </draw:connector>
        <draw:connector draw:style-name="gr11" draw:text-style-name="P3" draw:layer="layout" svg:x1="4.677cm" svg:y1="5.093cm" svg:x2="1.057cm" svg:y2="7.896cm" draw:start-shape="id5" draw:start-glue-point="2" draw:end-shape="id4" draw:end-glue-point="0">
          <text:p text:style-name="P1"/>
        </draw:connector>
        <draw:connector draw:style-name="gr11" draw:text-style-name="P3" draw:layer="layout" svg:x1="6.565cm" svg:y1="5.093cm" svg:x2="1.057cm" svg:y2="7.896cm" draw:start-shape="id6" draw:start-glue-point="2" draw:end-shape="id4" draw:end-glue-point="0">
          <text:p text:style-name="P1"/>
        </draw:connector>
        <draw:connector draw:style-name="gr11" draw:text-style-name="P3" draw:layer="layout" svg:x1="8.407cm" svg:y1="5.093cm" svg:x2="1.057cm" svg:y2="7.896cm" draw:start-shape="id7" draw:start-glue-point="2" draw:end-shape="id4" draw:end-glue-point="0">
          <text:p text:style-name="P1"/>
        </draw:connector>
        <draw:frame draw:style-name="gr12" draw:text-style-name="P6" draw:layer="layout" svg:width="1.891cm" svg:height="0.895cm" svg:x="0.876cm" svg:y="5.53cm">
          <draw:text-box>
            <text:p text:style-name="P1"><text:span text:style-name="T1">storage</text:span></text:p>
            <text:p text:style-name="P1"><text:span text:style-name="T1">summaries</text:span></text:p>
          </draw:text-box>
        </draw:frame>
        <draw:custom-shape draw:style-name="gr5" draw:text-style-name="P3" draw:id="id9" draw:layer="layout" svg:width="0.892cm" svg:height="0.683cm" svg:x="7.431cm" svg:y="8.274cm">
          <text:p text:style-name="P1"/>
          <draw:enhanced-geometry svg:viewBox="0 0 21600 21600" draw:text-areas="0 0 21600 21600" draw:type="pentagon-right" draw:modifiers="13666.293393057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" draw:text-style-name="P2" draw:layer="layout" svg:width="1.51cm" svg:height="1.217cm" svg:x="7.217cm" svg:y="8.943cm">
          <draw:text-box>
            <text:p text:style-name="P1"><text:span text:style-name="T1">reliable</text:span></text:p>
            <text:p text:style-name="P1"><text:span text:style-name="T1">transfer</text:span></text:p>
            <text:p text:style-name="P1"><text:span text:style-name="T1">protocol</text:span></text:p>
          </draw:text-box>
        </draw:frame>
        <draw:connector draw:style-name="gr4" draw:text-style-name="P3" draw:layer="layout" svg:x1="1.852cm" svg:y1="8.615cm" svg:x2="2.468cm" svg:y2="8.615cm" draw:start-shape="id4" draw:start-glue-point="1" draw:end-shape="id1" draw:end-glue-point="6">
          <text:p text:style-name="P1"/>
        </draw:connector>
        <draw:connector draw:style-name="gr4" draw:text-style-name="P3" draw:layer="layout" svg:x1="4.475cm" svg:y1="8.615cm" svg:x2="5.34cm" svg:y2="8.615cm" draw:start-shape="id2" draw:start-glue-point="10" draw:end-shape="id8" draw:end-glue-point="3">
          <text:p text:style-name="P1"/>
        </draw:connector>
        <draw:connector draw:style-name="gr4" draw:text-style-name="P3" draw:layer="layout" svg:x1="6.32cm" svg:y1="8.615cm" svg:x2="7.431cm" svg:y2="8.615cm" draw:start-shape="id8" draw:start-glue-point="1" draw:end-shape="id9">
          <text:p text:style-name="P1"/>
        </draw:connector>
        <draw:connector draw:style-name="gr13" draw:text-style-name="P3" draw:layer="layout" svg:x1="8.323cm" svg:y1="8.615cm" svg:x2="9.47cm" svg:y2="8.615cm" draw:start-shape="id9" draw:start-glue-point="1" draw:end-shape="id10" draw:end-glue-point="6">
          <text:p text:style-name="P1"/>
        </draw:connector>
        <draw:frame draw:style-name="gr1" draw:text-style-name="P2" draw:layer="layout" svg:width="1.603cm" svg:height="0.895cm" svg:x="9.159cm" svg:y="9.142cm">
          <draw:text-box>
            <text:p text:style-name="P1"><text:span text:style-name="T1">retrieved</text:span></text:p>
            <text:p text:style-name="P1"><text:span text:style-name="T1">data</text:span></text:p>
          </draw:text-box>
        </draw:frame>
        <draw:polyline draw:style-name="gr14" draw:text-style-name="P3" draw:layer="layout" svg:width="4.666cm" svg:height="3.224cm" svg:x="3.122cm" svg:y="5.009cm" svg:viewBox="0 0 4667 3225" draw:points="0,0 0,1917 4667,1917 4667,3225">
          <text:p text:style-name="P1"/>
        </draw:polyline>
        <draw:line draw:style-name="gr15" draw:text-style-name="P3" draw:layer="layout" svg:x1="4.935cm" svg:y1="5.024cm" svg:x2="4.935cm" svg:y2="6.912cm">
          <text:p text:style-name="P1"/>
        </draw:line>
        <draw:line draw:style-name="gr15" draw:text-style-name="P3" draw:layer="layout" svg:x1="6.835cm" svg:y1="5.024cm" svg:x2="6.835cm" svg:y2="6.912cm">
          <text:p text:style-name="P1"/>
        </draw:line>
        <draw:frame draw:style-name="gr12" draw:text-style-name="P6" draw:layer="layout" svg:width="1.875cm" svg:height="0.925cm" svg:x="7.729cm" svg:y="7.045cm">
          <draw:text-box>
            <text:p text:style-name="P1"><text:span text:style-name="T1">data</text:span></text:p>
            <text:p text:style-name="P1"><text:span text:style-name="T1">download</text:span></text:p>
          </draw:text-box>
        </draw:frame>
        <draw:g>
          <draw:custom-shape draw:style-name="gr5" draw:text-style-name="P3" draw:id="id10" draw:layer="layout" svg:width="0.832cm" svg:height="0.981cm" svg:x="9.47cm" svg:y="8.125cm">
            <text:p text:style-name="P1"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g>
            <draw:custom-shape draw:style-name="gr7" draw:text-style-name="P3" draw:layer="layout" svg:width="0.149cm" svg:height="0.149cm" svg:x="9.608cm" svg:y="8.424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3" draw:layer="layout" svg:width="0.149cm" svg:height="0.149cm" svg:x="9.809cm" svg:y="8.425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3" draw:layer="layout" svg:width="0.149cm" svg:height="0.149cm" svg:x="10.008cm" svg:y="8.424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3" draw:layer="layout" svg:width="0.149cm" svg:height="0.149cm" svg:x="9.609cm" svg:y="8.624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3" draw:layer="layout" svg:width="0.149cm" svg:height="0.149cm" svg:x="9.81cm" svg:y="8.625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3" draw:layer="layout" svg:width="0.149cm" svg:height="0.149cm" svg:x="10.009cm" svg:y="8.624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3" draw:layer="layout" svg:width="0.149cm" svg:height="0.149cm" svg:x="9.608cm" svg:y="8.425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3" draw:layer="layout" svg:width="0.149cm" svg:height="0.149cm" svg:x="9.809cm" svg:y="8.426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3" draw:layer="layout" svg:width="0.149cm" svg:height="0.149cm" svg:x="10.008cm" svg:y="8.425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3" draw:layer="layout" svg:width="0.149cm" svg:height="0.149cm" svg:x="9.609cm" svg:y="8.625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3" draw:layer="layout" svg:width="0.149cm" svg:height="0.149cm" svg:x="9.81cm" svg:y="8.626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3" draw:layer="layout" svg:width="0.149cm" svg:height="0.149cm" svg:x="10.009cm" svg:y="8.625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3" draw:layer="layout" svg:width="0.149cm" svg:height="0.149cm" svg:x="9.61cm" svg:y="8.825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3" draw:layer="layout" svg:width="0.149cm" svg:height="0.149cm" svg:x="9.811cm" svg:y="8.826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7" draw:text-style-name="P3" draw:layer="layout" svg:width="0.149cm" svg:height="0.149cm" svg:x="10.01cm" svg:y="8.825cm">
              <text:p text:style-name="P1"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polyline draw:style-name="gr16" draw:text-style-name="P3" draw:layer="layout" svg:width="0.876cm" svg:height="1.887cm" svg:x="7.789cm" svg:y="5.039cm" svg:viewBox="0 0 877 1888" draw:points="0,1888 877,1888 877,0">
          <text:p text:style-name="P1"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1013 1130" svg:d="m1009 1050-449-1008-22-30-29-12-34 12-21 26-449 1012-5 13v8l5 21 12 21 17 13 21 4h903l21-4 21-13 9-21 4-21v-8z"/>
    <draw:marker draw:name="Arrowheads_20_2" draw:display-name="Arrowheads 2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795cm" fo:page-height="10.16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680m18$Build-9161</meta:generator>
    <meta:initial-creator>Matt Welsh</meta:initial-creator>
    <meta:creation-date>2007-04-11T11:01:44</meta:creation-date>
    <dc:creator>Matt Welsh</dc:creator>
    <dc:date>2007-10-08T21:49:07</dc:date>
    <dc:language>en-US</dc:language>
    <meta:editing-cycles>19</meta:editing-cycles>
    <meta:editing-duration>PT3H30M24S</meta:editing-duration>
    <meta:user-defined meta:name="Info 1"/>
    <meta:user-defined meta:name="Info 2"/>
    <meta:user-defined meta:name="Info 3"/>
    <meta:user-defined meta:name="Info 4"/>
    <meta:document-statistic meta:object-count="220"/>
  </office:meta>
</office:document-meta>
</file>